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10037c" officeooo:paragraph-rsid="0010037c"/>
    </style:style>
    <style:style style:name="P6" style:family="paragraph" style:parent-style-name="Standard">
      <style:text-properties officeooo:rsid="0011904f" officeooo:paragraph-rsid="0011904f"/>
    </style:style>
    <style:style style:name="P7" style:family="paragraph" style:parent-style-name="Standard">
      <style:text-properties officeooo:rsid="0011904f" officeooo:paragraph-rsid="0012d1a3"/>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2">Nathan : </text:p>
      <text:p text:style-name="P2"/>
      <text:p text:style-name="P2"/>
      <text:p text:style-name="P2">Noémie :</text:p>
      <text:p text:style-name="P2"/>
      <text:p text:style-name="P2"/>
      <text:p text:style-name="P2">Rémi : </text:p>
      <text:p text:style-name="P2"/>
      <text:p text:style-name="P2"/>
      <text:p text:style-name="P2">Thomas :</text:p>
      <text:p text:style-name="P2"/>
      <text:p text:style-name="P2"/>
      <text:p text:style-name="P2"/>
      <text:p text:style-name="P2"/>
      <text:p text:style-name="P5">→ Comment s’est organisé la communication ? ;</text:p>
      <text:p text:style-name="P5"><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5"/>
      <text:p text:style-name="P3">Nathan : </text:p>
      <text:p text:style-name="P3"/>
      <text:p text:style-name="P3"/>
      <text:p text:style-name="P3">Noémie :</text:p>
      <text:p text:style-name="P3"/>
      <text:p text:style-name="P3"/>
      <text:p text:style-name="P3">Rémi : </text:p>
      <text:p text:style-name="P3"/>
      <text:p text:style-name="P3"/>
      <text:p text:style-name="P3">Thomas :</text:p>
      <text:p text:style-name="P3"/>
      <text:p text:style-name="P6"/>
      <text:p text:style-name="P6">→ Comment avons nous communiqué avec le maître d’oeuvre ou investigateur de projet ? :</text:p>
      <text:p text:style-name="P6"><text:tab/>- Lorsque nous avions des questions, on essayait au maximum <text:s/>d’aller voir le professeur référent de matière dans son bureau ou en cours, et si il était pas disponible, on lui envoyé un mail.</text:p>
      <text:p text:style-name="P6"/>
      <text:p text:style-name="P6"/>
      <text:p text:style-name="P6"/>
      <text:p text:style-name="P6"/>
      <text:p text:style-name="P6"/>
      <text:p text:style-name="P6"/>
      <text:p text:style-name="P6"/>
      <text:p text:style-name="P6"><text:soft-page-break/>→ Comment réfléchissons nous ? :</text:p>
      <text:p text:style-name="P6"><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4"/>
      <text:p text:style-name="P4">Nathan : </text:p>
      <text:p text:style-name="P4"/>
      <text:p text:style-name="P4"/>
      <text:p text:style-name="P4">Noémie :</text:p>
      <text:p text:style-name="P4"/>
      <text:p text:style-name="P4"/>
      <text:p text:style-name="P4">Rémi : </text:p>
      <text:p text:style-name="P4"/>
      <text:p text:style-name="P4"/>
      <text:p text:style-name="P4">Thomas :</text:p>
      <text:p text:style-name="P4"/>
      <text:p text:style-name="P7"/>
      <text:p text:style-name="P7"/>
      <text:p text:style-name="P7">→<text:span text:style-name="T2"> Comment prenions nous les décisions ? :</text:span></text:p>
      <text:p text:style-name="P7"><text:tab/>- <text:span text:style-name="T2">On prenait toute les décisions en accord avec les autres.</text:span></text:p>
      <text:p text:style-name="P7"/>
      <text:p text:style-name="P7">→<text:span text:style-name="T3"> Av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1-28T11:34:49.044664784</dc:date>
    <meta:editing-duration>PT6M7S</meta:editing-duration>
    <meta:editing-cycles>1</meta:editing-cycles>
    <meta:document-statistic meta:table-count="0" meta:image-count="0" meta:object-count="0" meta:page-count="2" meta:paragraph-count="26" meta:word-count="270" meta:character-count="1487" meta:non-whitespace-character-count="1229"/>
    <meta:generator>LibreOffice/6.1.5.2$Linux_X86_64 LibreOffice_project/10$Build-2</meta:generator>
  </office:meta>
</office:document-meta>
</file>